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99pt"/>
    </style:style>
    <style:style style:name="co2" style:family="table-column">
      <style:table-column-properties fo:break-before="auto" style:column-width="117.3pt"/>
    </style:style>
    <style:style style:name="co3" style:family="table-column">
      <style:table-column-properties fo:break-before="auto" style:column-width="130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office:value-type="string" calcext:value-type="string">
            <text:p>Tank 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021-01-25T04:42:43.000000Z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nk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34" calcext:value-type="float">
            <text:p>12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021-01-25T04:51:36.000000Z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nk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34" calcext:value-type="float">
            <text:p>12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2021-01-25T04:52:03.000000Z</text:p>
          </table:table-cell>
          <table:table-cell table:number-columns-repeated="1015"/>
        </table:table-row>
        <table:table-row table:style-name="ro1" table:number-rows-repeated="1048572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21-01-25T04:53:51</meta:creation-date>
    <dc:date>2021-01-25T11:25:48.636853692</dc:date>
    <dc:title>Untitled Spreadsheet</dc:title>
    <meta:generator>LibreOffice/6.0.7.3$Linux_X86_64 LibreOffice_project/00m0$Build-3</meta:generator>
    <meta:editing-duration>PT1M54S</meta:editing-duration>
    <meta:editing-cycles>1</meta:editing-cycles>
    <meta:document-statistic meta:table-count="1" meta:cell-count="21" meta:object-count="0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